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4959"/>
    </style:style>
    <style:style style:name="P2" style:family="paragraph" style:parent-style-name="Preformatted_20_Text">
      <style:text-properties officeooo:rsid="00179b10" officeooo:paragraph-rsid="001d4959"/>
    </style:style>
    <style:style style:name="P3" style:family="paragraph" style:parent-style-name="Table_20_Contents">
      <style:text-properties style:font-name="Liberation Mono" fo:font-size="10pt" officeooo:rsid="0001dd08" officeooo:paragraph-rsid="001d4959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1550a" officeooo:paragraph-rsid="001d4959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a670" officeooo:paragraph-rsid="001d4959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1d4959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4959" officeooo:paragraph-rsid="001d4959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d4959" officeooo:paragraph-rsid="001d4959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1">
      <style:text-properties style:font-name="Liberation Mono" fo:font-size="10pt" officeooo:rsid="001d4959" officeooo:paragraph-rsid="001f853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d4959" officeooo:paragraph-rsid="001f853d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94a77" officeooo:paragraph-rsid="001d4959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94a77" officeooo:paragraph-rsid="001f853d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1">
      <style:text-properties style:font-name="Liberation Mono" fo:font-size="10pt" officeooo:rsid="0001550a" officeooo:paragraph-rsid="001d4959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paragraph-rsid="001f853d" style:font-name-asian="Courier New" style:font-size-asian="10pt" style:font-name-complex="Liberation Mono" style:font-size-complex="10pt"/>
    </style:style>
    <style:style style:name="T1" style:family="text">
      <style:text-properties officeooo:rsid="000960c1"/>
    </style:style>
    <style:style style:name="T2" style:family="text">
      <style:text-properties officeooo:rsid="0018ba3e"/>
    </style:style>
    <style:style style:name="T3" style:family="text">
      <style:text-properties officeooo:rsid="001c681c"/>
    </style:style>
    <style:style style:name="T4" style:family="text">
      <style:text-properties officeooo:rsid="001d4959"/>
    </style:style>
    <style:style style:name="T5" style:family="text">
      <style:text-properties officeooo:rsid="001f85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D</text:p>
          </table:table-cell>
          <table:table-cell table:style-name="Table1.B1" office:value-type="string">
            <text:p text:style-name="P3">3<text:span text:style-name="T4">8</text:span></text:p>
          </table:table-cell>
        </table:table-row>
        <table:table-row>
          <table:table-cell table:style-name="Table1.A2" office:value-type="string">
            <text:p text:style-name="P6">Use Case Name</text:p>
          </table:table-cell>
          <table:table-cell table:style-name="Table1.B2" office:value-type="string">
            <text:p text:style-name="P7">Add NPC</text:p>
          </table:table-cell>
        </table:table-row>
        <table:table-row>
          <table:table-cell table:style-name="Table1.A2" office:value-type="string">
            <text:p text:style-name="P6">Included Cases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riority</text:p>
          </table:table-cell>
          <table:table-cell table:style-name="Table1.B2" office:value-type="string">
            <text:p text:style-name="P6">Needed</text:p>
          </table:table-cell>
        </table:table-row>
        <table:table-row>
          <table:table-cell table:style-name="Table1.A2" office:value-type="string">
            <text:p text:style-name="P6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6">Brief Description</text:p>
          </table:table-cell>
          <table:table-cell table:style-name="Table1.B2" office:value-type="string">
            <text:p text:style-name="P4">A<text:span text:style-name="T1"> NPC</text:span> should be able to be <text:span text:style-name="T2">created in </text:span>the fantasy world</text:p>
            <text:p text:style-name="P6"/>
          </table:table-cell>
        </table:table-row>
        <table:table-row>
          <table:table-cell table:style-name="Table1.A2" office:value-type="string">
            <text:p text:style-name="P6">Trigger</text:p>
          </table:table-cell>
          <table:table-cell table:style-name="Table1.B2" office:value-type="string">
            <text:p text:style-name="P11"><text:s text:c="3"/>1. The add NPC hotkey gets pressed</text:p>
            <text:p text:style-name="P10"><text:s text:c="3"/>2. The add NPC button gets pressed (in e<text:span text:style-name="T5">it</text:span>her a list of </text:p>
            <text:p text:style-name="P10"><text:s text:c="6"/>NPCs or in another view such as region)</text:p>
            <text:p text:style-name="P6"/>
          </table:table-cell>
        </table:table-row>
        <table:table-row>
          <table:table-cell table:style-name="Table1.A2" office:value-type="string">
            <text:p text:style-name="P6">Actors</text:p>
          </table:table-cell>
          <table:table-cell table:style-name="Table1.B2" office:value-type="string">
            <text:p text:style-name="P6"><text:s text:c="3"/>1. Dungeon Master</text:p>
            <text:p text:style-name="P6"><text:s text:c="3"/>2. Co Dungeon Master</text:p>
          </table:table-cell>
        </table:table-row>
        <table:table-row>
          <table:table-cell table:style-name="Table1.A2" office:value-type="string">
            <text:p text:style-name="P6">Inputs</text:p>
          </table:table-cell>
          <table:table-cell table:style-name="Table1.B2" office:value-type="string">
            <text:list xml:id="list264406792560184270" text:style-name="L1">
              <text:list-item>
                <text:p text:style-name="P13">The relevant <text:span text:style-name="T1">NPC</text:span> information <text:span text:style-name="T4">inputted by the dungeon master</text:span>, from included use cases</text:p>
              </text:list-item>
              <text:list-item>
                <text:p text:style-name="P9">Any templates that would apply to this NPC</text:p>
                <text:p text:style-name="P9"><text:s/></text:p>
              </text:list-item>
            </text:list>
          </table:table-cell>
        </table:table-row>
        <table:table-row>
          <table:table-cell table:style-name="Table1.A2" office:value-type="string">
            <text:p text:style-name="P6">Outputs</text:p>
          </table:table-cell>
          <table:table-cell table:style-name="Table1.B2" office:value-type="string">
            <text:p text:style-name="P7">See 39 Edit NPC</text:p>
            <text:p text:style-name="P7"/>
          </table:table-cell>
        </table:table-row>
        <table:table-row>
          <table:table-cell table:style-name="Table1.A2" office:value-type="string">
            <text:p text:style-name="P6">Main Flow</text:p>
          </table:table-cell>
          <table:table-cell table:style-name="Table1.B2" office:value-type="string">
            <text:p text:style-name="P12"><text:span text:style-name="T3"><text:s text:c="3"/>1</text:span>. <text:span text:style-name="T4">A new NPC gets created based off of any templates </text:span></text:p>
            <text:p text:style-name="P12"><text:span text:style-name="T4"><text:s text:c="6"/>that exist</text:span></text:p>
            <text:p text:style-name="P7"/>
            <text:p text:style-name="P14"><text:span text:style-name="T4"><text:s text:c="3"/>Follow 39 Edit NPC</text:span></text:p>
            <text:p text:style-name="P14"><text:span text:style-name="T4"><text:s/></text:span></text:p>
          </table:table-cell>
        </table:table-row>
        <table:table-row>
          <table:table-cell table:style-name="Table1.A2" office:value-type="string">
            <text:p text:style-name="P6">Alternate Flows</text:p>
          </table:table-cell>
          <table:table-cell table:style-name="Table1.B2" office:value-type="string">
            <text:p text:style-name="P6"/>
            <text:p text:style-name="P6"/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24:47.761000000</dc:date>
    <meta:editing-duration>PT25M35S</meta:editing-duration>
    <meta:editing-cycles>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0" meta:word-count="114" meta:character-count="609" meta:non-whitespace-character-count="491"/>
  </office:meta>
</office:document-meta>
</file>